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7.15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50.64mm"/>
    </style:style>
    <style:style style:name="co17" style:family="table-column">
      <style:table-column-properties fo:break-before="auto" style:column-width="49.83mm"/>
    </style:style>
    <style:style style:name="co18" style:family="table-column">
      <style:table-column-properties fo:break-before="auto" style:column-width="13.8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10.34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17.69mm"/>
    </style:style>
    <style:style style:name="co23" style:family="table-column">
      <style:table-column-properties fo:break-before="auto" style:column-width="54.73mm"/>
    </style:style>
    <style:style style:name="co24" style:family="table-column">
      <style:table-column-properties fo:break-before="auto" style:column-width="84.42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a933"/>
    </style:style>
    <style:style style:name="ce17" style:family="table-cell" style:parent-style-name="Default" style:data-style-name="N121">
      <style:table-cell-properties fo:background-color="#eeeeee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style:font-name="Liberation Sans"/>
    </style:style>
    <style:style style:name="ce2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map style:condition="cell-content()=&quot;Run&quot;" style:apply-style-name="Accent_20_2" style:base-cell-address="Sheet1.F2"/>
      <style:map style:condition="cell-content()=&quot;F&quot;" style:apply-style-name="Good" style:base-cell-address="Sheet1.F2"/>
      <style:map style:condition="cell-content()=&quot;Bad&quot;" style:apply-style-name="Error" style:base-cell-address="Sheet1.F2"/>
      <style:map style:condition="cell-content()=&quot;Stop&quot;" style:apply-style-name="Error" style:base-cell-address="Sheet1.F2"/>
    </style:style>
    <style:style style:name="ce1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32" style:family="table-cell" style:parent-style-name="Default">
      <style:text-properties fo:color="#2a6099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52" style:family="table-cell" style:parent-style-name="Default" style:data-style-name="N122">
      <style:text-properties fo:color="#ff0000"/>
    </style:style>
    <style:style style:name="ce68" style:family="table-cell" style:parent-style-name="Default" style:data-style-name="N122">
      <style:text-properties fo:color="#800080"/>
    </style:style>
    <style:style style:name="ce75" style:family="table-cell" style:parent-style-name="Default" style:data-style-name="N122">
      <style:text-properties fo:color="#ff0000" fo:font-weight="bold" style:font-weight-asian="bold" style:font-weight-complex="bold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72" style:family="table-cell" style:parent-style-name="Default" style:data-style-name="N123">
      <style:text-properties fo:color="#3faf46"/>
    </style:style>
    <style:style style:name="ce77" style:family="table-cell" style:parent-style-name="Default" style:data-style-name="N123">
      <style:text-properties fo:color="#ff0000"/>
    </style:style>
    <style:style style:name="ce83" style:family="table-cell" style:parent-style-name="Default" style:data-style-name="N123">
      <style:text-properties fo:color="#2a6099" fo:font-weight="bold" style:font-weight-asian="bold" style:font-weight-complex="bold"/>
    </style:style>
    <style:style style:name="ce67" style:family="table-cell" style:parent-style-name="Default" style:data-style-name="N123">
      <style:text-properties fo:color="#ff4000"/>
    </style:style>
    <style:style style:name="ce85" style:family="table-cell" style:parent-style-name="Default" style:data-style-name="N123">
      <style:text-properties fo:color="#000000"/>
    </style:style>
    <style:style style:name="ce88" style:family="table-cell" style:parent-style-name="Default" style:data-style-name="N123">
      <style:text-properties fo:color="#800080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9" style:family="table-cell" style:parent-style-name="Default" style:data-style-name="N1">
      <style:text-properties fo:color="#00a933"/>
    </style:style>
    <style:style style:name="ce66" style:family="table-cell" style:parent-style-name="Default" style:data-style-name="N1">
      <style:text-properties fo:color="#000000"/>
    </style:style>
    <style:style style:name="ce105" style:family="table-cell" style:parent-style-name="Default" style:data-style-name="N1">
      <style:text-properties fo:color="#ce181e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109" style:family="table-cell" style:parent-style-name="Default" style:data-style-name="N124">
      <style:text-properties fo:color="#2a6099" fo:font-weight="bold" style:font-weight-asian="bold" style:font-weight-complex="bold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94" style:family="table-cell" style:parent-style-name="Default">
      <style:text-properties fo:color="#55308d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47" style:family="table-cell" style:parent-style-name="Default">
      <style:text-properties fo:color="#ff4000"/>
    </style:style>
    <style:style style:name="ce133" style:family="table-cell" style:parent-style-name="Default">
      <style:text-properties fo:color="#ff4000" fo:font-weight="bold" style:font-weight-asian="bold" style:font-weight-complex="bold"/>
    </style:style>
    <style:style style:name="ce127" style:family="table-cell" style:parent-style-name="Default">
      <style:text-properties fo:color="#00a93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9" style:family="table-cell" style:parent-style-name="Default"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1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6" table:default-cell-style-name="ce1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9" table:default-cell-style-name="ce5"/>
        <table:table-column table:style-name="co9" table:default-cell-style-name="ce7"/>
        <table:table-column table:style-name="co6" table:number-columns-repeated="2" table:default-cell-style-name="ce16"/>
        <table:table-column table:style-name="co4" table:number-columns-repeated="2" table:default-cell-style-name="ce16"/>
        <table:table-column table:style-name="co10" table:default-cell-style-name="ce16"/>
        <table:table-column table:style-name="co11" table:default-cell-style-name="ce54"/>
        <table:table-column table:style-name="co12" table:default-cell-style-name="ce20"/>
        <table:table-column table:style-name="co4" table:default-cell-style-name="ce3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62"/>
        <table:table-column table:style-name="co4" table:number-columns-repeated="2" table:default-cell-style-name="ce62"/>
        <table:table-column table:style-name="co16" table:default-cell-style-name="ce62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982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7" office:value-type="string" calcext:value-type="string">
            <text:p>Eval. Energ. Cons.</text:p>
          </table:table-cell>
          <table:table-cell table:style-name="ce17" office:value-type="string" calcext:value-type="string">
            <text:p>Eval. Stp. Ch. Magn.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12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3" office:value-type="string" calcext:value-type="string">
            <text:p>Shared Agents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Log Energy Consu.</text:p>
          </table:table-cell>
          <table:table-cell table:style-name="ce15" office:value-type="string" calcext:value-type="string">
            <text:p>Layer Normalization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1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5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5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2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2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2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4"/>
          <table:table-cell table:style-name="ce22"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4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3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3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1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81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27"/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/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1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81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81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8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05" calcext:value-type="float">
            <text:p>0.005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50*88" office:value-type="float" office:value="22000" calcext:value-type="float">
            <text:p>220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81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2" calcext:value-type="float">
            <text:p>0.002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81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float" office:value="0.2" calcext:value-type="float">
            <text:p>0.200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/>
          <table:table-cell table:style-name="ce63" office:value-type="string" calcext:value-type="string">
            <text:p>Other 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/>
          <table:table-cell table:style-name="ce28" office:value-type="string" calcext:value-type="string">
            <text:p>Sehr gut</text:p>
          </table:table-cell>
          <table:table-cell table:number-columns-repeated="981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05" calcext:value-type="float">
            <text:p>0.005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3" calcext:value-type="float">
            <text:p>0.0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/>
          <table:table-cell table:style-name="ce28" office:value-type="string" calcext:value-type="string">
            <text:p>Noch ein wenig besser als 131-133</text:p>
          </table:table-cell>
          <table:table-cell table:number-columns-repeated="981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table:style-name="Default"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Shorten training time, while obtaining the same results</text:p>
          </table:table-cell>
          <table:table-cell table:number-columns-repeated="98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table:style-name="Default"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Does a different Batch Size change anything?</text:p>
          </table:table-cell>
          <table:table-cell table:number-columns-repeated="98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/>
          <table:table-cell table:style-name="Default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5" calcext:value-type="float">
            <text:p>0.05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81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81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150" office:value-type="float" office:value="31500" calcext:value-type="float">
            <text:p>31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36</text:p>
          </table:table-cell>
          <table:table-cell table:number-columns-repeated="98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160" office:value-type="float" office:value="33600" calcext:value-type="float">
            <text:p>3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table:formula="of:=&quot;= 145, nur ts_until_reg = 0, OCC corrected&quot;" office:value-type="string" office:string-value="= 145, nur ts_until_reg = 0, OCC corrected" calcext:value-type="string">
            <text:p>= 145, nur ts_until_reg = 0, OCC corrected</text:p>
          </table:table-cell>
          <table:table-cell/>
          <table:table-cell office:value-type="string" calcext:value-type="string">
            <text:p>Q-Values sind unscharf, aber sehr gute Parameterauswahl!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46_contd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Frage: Werden die Q-Values schärfer?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/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5974.75" calcext:value-type="float">
            <text:p>45975</text:p>
          </table:table-cell>
          <table:table-cell office:value-type="float" office:value="828.826271599936" calcext:value-type="float">
            <text:p>82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 und LeakyReLU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0909.5" calcext:value-type="float">
            <text:p>50910</text:p>
          </table:table-cell>
          <table:table-cell office:value-type="float" office:value="897.683777033486" calcext:value-type="float">
            <text:p>89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Default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Training wie 147, nur am Ende mit individual multiple agents (also keinem shared network mehr)</text:p>
          </table:table-cell>
          <table:table-cell table:number-columns-repeated="98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1599.77" calcext:value-type="float">
            <text:p>51600</text:p>
          </table:table-cell>
          <table:table-cell office:value-type="float" office:value="439.491570142062" calcext:value-type="float">
            <text:p>43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Wie 149, nur anderes Lambda</text:p>
          </table:table-cell>
          <table:table-cell/>
          <table:table-cell table:style-name="ce127" office:value-type="string" calcext:value-type="string">
            <text:p>Bestes bisher</text:p>
          </table:table-cell>
          <table:table-cell table:number-columns-repeated="981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urde schonmal trainiert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table-cell table:style-name="ce106" office:value-type="string" calcext:value-type="string" table:number-columns-spanned="4" table:number-rows-spanned="2">
            <text:p>Q-Werte sind im Multi-Agenten-Ansatz deutlich verwaschener als im normalen Ansatz</text:p>
          </table:table-cell>
          <table:covered-table-cell table:number-columns-repeated="3"/>
          <table:table-cell table:number-columns-repeated="978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covered-table-cell table:number-columns-repeated="4"/>
          <table:table-cell table:number-columns-repeated="978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0-ln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0-ln-fast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40*160" office:value-type="float" office:value="6400" calcext:value-type="float">
            <text:p>64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0566.38" calcext:value-type="float">
            <text:p>40566</text:p>
          </table:table-cell>
          <table:table-cell office:value-type="float" office:value="562.714807807187" calcext:value-type="float">
            <text:p>56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1-longer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160" office:value-type="float" office:value="56000" calcext:value-type="float">
            <text:p>5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129" office:value-type="string" calcext:value-type="string">
            <text:p>Hat nichts gebracht im Vergleich zu 161, also führt längeres Training nicht automatisch zu besseren Ergebnissen</text:p>
          </table:table-cell>
          <table:table-cell table:number-columns-repeated="9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5626.51" calcext:value-type="float">
            <text:p>45627</text:p>
          </table:table-cell>
          <table:table-cell office:value-type="float" office:value="699.98410540949" calcext:value-type="float">
            <text:p>70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office:value-type="string" calcext:value-type="string">
            <text:p>Da ein anderer Raum (SPACE3) gewählt ist, und dieser sich besser von der Raumtemperatur an die Solltemperatur hält, sollte dies einen Vorteil bringen</text:p>
          </table:table-cell>
          <table:table-cell table:number-columns-repeated="982"/>
        </table:table-row>
        <table:table-row table:style-name="ro2">
          <table:table-cell table:style-name="ce13" office:value-type="float" office:value="163" calcext:value-type="float">
            <text:p>163</text:p>
          </table:table-cell>
          <table:table-cell office:value-type="float" office:value="41062.39" calcext:value-type="float">
            <text:p>41062</text:p>
          </table:table-cell>
          <table:table-cell office:value-type="float" office:value="546.70117645076" calcext:value-type="float">
            <text:p>54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 office:value-type="string" calcext:value-type="string">
            <text:p>Auch sehr gut, ähnlich wie 15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63-longer</text:p>
          </table:table-cell>
          <table:table-cell office:value-type="float" office:value="40485.19" calcext:value-type="float">
            <text:p>40485</text:p>
          </table:table-cell>
          <table:table-cell office:value-type="float" office:value="552.171925933279" calcext:value-type="float">
            <text:p>55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/>
          <table:table-cell table:number-columns-repeated="9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091.85" calcext:value-type="float">
            <text:p>46092</text:p>
          </table:table-cell>
          <table:table-cell office:value-type="float" office:value="924.348724160626" calcext:value-type="float">
            <text:p>924</text:p>
          </table:table-cell>
          <table:table-cell table:number-columns-repeated="2"/>
          <table:table-cell table:style-name="ce22" office:value-type="string" calcext:value-type="string">
            <text:p>Stop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 / Multiple</text:p>
          </table:table-cell>
          <table:table-cell table:style-name="ce32"/>
          <table:table-cell table:number-columns-repeated="2"/>
          <table:table-cell table:style-name="ce42" office:value-type="float" office:value="0.8" calcext:value-type="float">
            <text:p>0.80</text:p>
          </table:table-cell>
          <table:table-cell table:style-name="ce75" office:value-type="string" calcext:value-type="string">
            <text:p>Decaying, high start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5" calcext:value-type="float">
            <text:p>0.5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15*160" office:value-type="float" office:value="50400" calcext:value-type="float">
            <text:p>50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 table:number-columns-repeated="983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65*160" office:value-type="float" office:value="26400" calcext:value-type="float">
            <text:p>26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table:style-name="ce13" office:value-type="float" office:value="166" calcext:value-type="float">
            <text:p>166</text:p>
          </table:table-cell>
          <table:table-cell office:value-type="float" office:value="39929.73" calcext:value-type="float">
            <text:p>39930</text:p>
          </table:table-cell>
          <table:table-cell office:value-type="float" office:value="482.920581676571" calcext:value-type="float">
            <text:p>4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37" office:value-type="string" calcext:value-type="string" table:number-columns-spanned="7" table:number-rows-spanned="2">
            <text:p>Layer normalization has some positive effects</text:p>
          </table:table-cell>
          <table:covered-table-cell table:number-columns-repeated="6"/>
          <table:table-cell table:number-columns-repeated="975"/>
        </table:table-row>
        <table:table-row table:style-name="ro2">
          <table:table-cell table:style-name="ce13" office:value-type="float" office:value="167" calcext:value-type="float">
            <text:p>167</text:p>
          </table:table-cell>
          <table:table-cell office:value-type="float" office:value="41584.15" calcext:value-type="float">
            <text:p>41584</text:p>
          </table:table-cell>
          <table:table-cell office:value-type="float" office:value="582.604128005572" calcext:value-type="float">
            <text:p>5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covered-table-cell table:number-columns-repeated="7"/>
          <table:table-cell table:number-columns-repeated="975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18" office:value-type="string" calcext:value-type="string">
            <text:p>BIG</text:p>
          </table:table-cell>
          <table:table-cell table:style-name="ce58" office:value-type="string" calcext:value-type="string">
            <text:p>Single</text:p>
          </table:table-cell>
          <table:table-cell table:style-name="ce32"/>
          <table:table-cell table:number-columns-repeated="2"/>
          <table:table-cell table:style-name="ce42" office:value-type="float" office:value="0.7" calcext:value-type="float">
            <text:p>0.70</text:p>
          </table:table-cell>
          <table:table-cell table:style-name="ce52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60*160" office:value-type="float" office:value="105600" calcext:value-type="float">
            <text:p>105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table:style-name="ce18" office:value-type="string" calcext:value-type="string">
            <text:p>January-June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1" calcext:value-type="float">
            <text:p>0.100000</text:p>
          </table:table-cell>
          <table:table-cell table:style-name="ce77" office:value-type="float" office:value="0.2" calcext:value-type="float">
            <text:p>0.200000</text:p>
          </table:table-cell>
          <table:table-cell table:style-name="ce83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1*50" office:value-type="float" office:value="5050" calcext:value-type="float">
            <text:p>505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style-name="ce25"/>
          <table:table-cell table:style-name="ce18"/>
          <table:table-cell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style-name="ce83"/>
          <table:table-cell table:style-name="ce77"/>
          <table:table-cell table:style-name="ce83"/>
          <table:table-cell table:style-name="ce85"/>
          <table:table-cell/>
          <table:table-cell table:style-name="ce56"/>
          <table:table-cell table:number-columns-repeated="2"/>
          <table:table-cell table:style-name="ce35"/>
          <table:table-cell table:style-name="ce105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9034.07" calcext:value-type="float">
            <text:p>39034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301-faster</text:p>
          </table:table-cell>
          <table:table-cell office:value-type="float" office:value="38535.25" calcext:value-type="float">
            <text:p>3853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number-columns-repeated="5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 table:number-columns-repeated="2"/>
          <table:table-cell/>
          <table:table-cell table:style-name="ce28"/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42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72"/>
          <table:table-cell office:value-type="string" calcext:value-type="string">
            <text:p>Yes</text:p>
          </table:table-cell>
          <table:table-cell office:value-type="float" office:value="0.000002" calcext:value-type="float">
            <text:p>0.000002</text:p>
          </table:table-cell>
          <table:table-cell table:style-name="ce55"/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27" office:value-type="string" calcext:value-type="string">
            <text:p>(vermutlich) Initialisierungsproblem!</text:p>
          </table:table-cell>
          <table:table-cell table:number-columns-repeated="981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68"/>
          <table:table-cell table:style-name="ce72" table:number-columns-repeated="3"/>
          <table:table-cell table:number-columns-repeated="2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/>
          <table:table-cell table:style-name="ce46"/>
          <table:table-cell/>
          <table:table-cell table:style-name="ce28"/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number-columns-repeated="23"/>
          <table:table-cell table:style-name="ce81"/>
          <table:table-cell table:number-columns-repeated="994"/>
        </table:table-row>
        <table:table-row table:style-name="ro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>
            <text:p>B001</text:p>
          </table:table-cell>
          <table:table-cell table:style-name="ce23" office:value-type="float" office:value="38118.41" calcext:value-type="float">
            <text:p>38118.41</text:p>
          </table:table-cell>
          <table:table-cell office:value-type="float" office:value="344.439729408699" calcext:value-type="float">
            <text:p>34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style-name="ce67" office:value-type="float" office:value="0.0001" calcext:value-type="float">
            <text:p>0.00010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001, but with 12 actions per hour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with higher setpoint (+1deg)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but high setpoint all the tim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3"/>
        </table:table-row>
        <table:table-row table:style-name="ro2" table:number-rows-repeated="419">
          <table:table-cell table:number-columns-repeated="5"/>
          <table:table-cell table:style-name="ce22"/>
          <table:table-cell table:number-columns-repeated="1018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505">
            <calcext:condition calcext:apply-style-name="Accent 2" calcext:value="=&quot;Run&quot;" calcext:base-cell-address="Sheet1.F2"/>
            <calcext:condition calcext:apply-style-name="Good" calcext:value="=&quot;F&quot;" calcext:base-cell-address="Sheet1.F2"/>
            <calcext:condition calcext:apply-style-name="Error" calcext:value="=&quot;Bad&quot;" calcext:base-cell-address="Sheet1.F2"/>
            <calcext:condition calcext:apply-style-name="Error" calcext:value="=&quot;Stop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3:02:45.607488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6-03T23:41:09.453196815</dc:date>
    <meta:editing-duration>P9DT8H3M34S</meta:editing-duration>
    <meta:editing-cycles>363</meta:editing-cycles>
    <meta:generator>LibreOffice/6.1.5.2$Linux_X86_64 LibreOffice_project/10$Build-2</meta:generator>
    <meta:document-statistic meta:table-count="1" meta:cell-count="2207" meta:object-count="0"/>
  </office:meta>
</office:document-meta>
</file>